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28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2]-[.F12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2])" office:value-type="float" office:value="470" calcext:value-type="float">
            <text:p>47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2.7244169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2.725447372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6-27T10:20:53.014702132</dc:date>
    <meta:editing-cycles>665</meta:editing-cycles>
    <meta:editing-duration>PT4H53M25S</meta:editing-duration>
    <meta:print-date>2021-02-03T09:46:26.067873642</meta:print-date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